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  <style:text-properties officeooo:paragraph-rsid="0004c5c7"/>
    </style:style>
    <style:style style:name="P3" style:family="paragraph" style:parent-style-name="Preformatted_20_Text">
      <style:paragraph-properties fo:text-align="start" style:justify-single-word="false"/>
      <style:text-properties officeooo:rsid="0004c5c7" officeooo:paragraph-rsid="0004c5c7"/>
    </style:style>
    <style:style style:name="P4" style:family="paragraph" style:parent-style-name="Preformatted_20_Text">
      <style:paragraph-properties fo:text-align="start" style:justify-single-word="false"/>
      <style:text-properties officeooo:rsid="0005db03" officeooo:paragraph-rsid="0005db03"/>
    </style:style>
    <style:style style:name="P5" style:family="paragraph" style:parent-style-name="Preformatted_20_Text">
      <style:paragraph-properties fo:text-align="start" style:justify-single-word="false"/>
      <style:text-properties officeooo:rsid="0006f0fb" officeooo:paragraph-rsid="0006f0fb"/>
    </style:style>
    <style:style style:name="P6" style:family="paragraph" style:parent-style-name="Preformatted_20_Text">
      <style:paragraph-properties fo:text-align="start" style:justify-single-word="false"/>
      <style:text-properties style:text-underline-style="none" officeooo:rsid="0006f0fb" officeooo:paragraph-rsid="0005db03"/>
    </style:style>
    <style:style style:name="P7" style:family="paragraph" style:parent-style-name="Preformatted_20_Text">
      <style:paragraph-properties fo:text-align="start" style:justify-single-word="false"/>
      <style:text-properties style:text-underline-style="none" officeooo:rsid="0006f0fb" officeooo:paragraph-rsid="0006f0fb"/>
    </style:style>
    <style:style style:name="T1" style:family="text">
      <style:text-properties officeooo:rsid="0004c5c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6f0f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6f0fb"/>
    </style:style>
    <style:style style:name="T6" style:family="text">
      <style:text-properties officeooo:rsid="0006f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Elements and Tags-</text:span></text:p>
      <text:p text:style-name="P3"/>
      <text:p text:style-name="P3">Introduction</text:p>
      <text:p text:style-name="P3"/>
      <text:p text:style-name="P3">HTML defines the structure and content of web-pages. We use HTML elements to create all of the paragraphs, headings, lists, images, and links that make up a typical web-page. In this lesson, we will explore how HTML elements work. </text:p>
      <text:p text:style-name="P3"/>
      <text:p text:style-name="P3">Lesson Overview</text:p>
      <text:p text:style-name="P3"/>
      <text:p text:style-name="P3">This section contains a general overview of topics from this lesson:</text:p>
      <text:p text:style-name="P3"/>
      <text:p text:style-name="P3">-What are HTML Tags?</text:p>
      <text:p text:style-name="P3"/>
      <text:p text:style-name="P3">-What are HTML Elements?</text:p>
      <text:p text:style-name="P3"/>
      <text:p text:style-name="P3">Almost all elements on an HTML page are just pieces of content wrapped in opening and closing HTML tags. </text:p>
      <text:p text:style-name="P3"/>
      <text:p text:style-name="P3"><text:span text:style-name="T2">Opening tags</text:span> tell the browser that this is the start of an HTML element. They are comprise of a keyword enclosed in angle brackets &lt;&gt;. For example, an opening paragraph tag looks like this: &lt;p&gt;</text:p>
      <text:p text:style-name="P3"/>
      <text:p text:style-name="P3"><text:span text:style-name="T2">Closing tags</text:span><text:span text:style-name="T4"> tell the browser where an element ends. They</text:span> have a forward slash before the keyword. For example, a closing paragraph tag looks like this: &lt;/p&gt;</text:p>
      <text:p text:style-name="P2"/>
      <text:p text:style-name="P3">A full paragraph element looks like this:</text:p>
      <text:p text:style-name="P3"/>
      <text:p text:style-name="P3">&lt;p&gt;Some text!&lt;/p&gt;</text:p>
      <text:p text:style-name="P5"/>
      <text:p text:style-name="P4">Break-Down:</text:p>
      <text:p text:style-name="P4"/>
      <text:p text:style-name="P4">Element: &lt;p&gt;Some Text!&lt;/p&gt;</text:p>
      <text:p text:style-name="P4">Tag: &lt;p&gt; is the opening tag, &lt;/p&gt; is the closing tag. <text:line-break/>Content: Some Text!</text:p>
      <text:p text:style-name="P3"/>
      <text:p text:style-name="P4">HTML has a vast list of predefined tags that you can use to create all kinds of different elements. It is important to use the correct tags for content. <text:span text:style-name="T6">Using the correct elements for content is called </text:span><text:span text:style-name="T3">semantic HTML</text:span><text:span text:style-name="T5">.</text:span></text:p>
      <text:p text:style-name="P6"/>
      <text:p text:style-name="P7">Void Elements</text:p>
      <text:p text:style-name="P5"/>
      <text:p text:style-name="P5">Some HTML elements do not have a closing tag. These elements just have a single tag, like: &lt;br&gt; or &lt;img&gt;. They are known as <text:span text:style-name="T2">void elements</text:span><text:span text:style-name="T4"> because they are void of any content, there is nothing inside of them. No closing tag means they can’t wrap content like other tags do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7T21:06:52.317287666</dc:date>
    <meta:editing-duration>PT9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64" meta:character-count="1515" meta:non-whitespace-character-count="1266"/>
  </office:meta>
</office:document-meta>
</file>